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25" calcext:value-type="float">
            <text:p>425</text:p>
          </table:table-cell>
          <table:table-cell table:style-name="ce7" table:formula="of:=COUNTIF([.B7:.B454];&quot;X&quot;)" office:value-type="float" office:value="358" calcext:value-type="float">
            <text:p>358</text:p>
          </table:table-cell>
          <table:table-cell table:style-name="ce7" table:formula="of:=COUNTIF([.C7:.C454];&quot;X&quot;)" office:value-type="float" office:value="14" calcext:value-type="float">
            <text:p>14</text:p>
          </table:table-cell>
          <table:table-cell table:style-name="ce7" table:formula="of:=COUNTIF([.D7:.D454];&quot;X&quot;)" office:value-type="float" office:value="40" calcext:value-type="float">
            <text:p>40</text:p>
          </table:table-cell>
          <table:table-cell table:style-name="ce7" table:formula="of:=COUNTIF([.E7:.E454];&quot;X&quot;)" office:value-type="float" office:value="0" calcext:value-type="float">
            <text:p>0</text:p>
          </table:table-cell>
          <table:table-cell table:style-name="ce7" table:formula="of:=COUNTIF([.F7:.F454];&quot;X&quot;)" office:value-type="float" office:value="44" calcext:value-type="float">
            <text:p>44</text:p>
          </table:table-cell>
          <table:table-cell table:style-name="ce25" table:formula="of:=SUM([.B2:.F2])" office:value-type="float" office:value="456" calcext:value-type="float">
            <text:p>45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3" table:number-rows-repeated="23">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2-10">00/00/0000</text:date>, <text:time style:data-style-name="N2" text:time-value="20:26:29.56737492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2-10T20:28:08.976876102</dc:date>
    <meta:editing-duration>PT14H13M5S</meta:editing-duration>
    <meta:editing-cycles>398</meta:editing-cycles>
    <meta:document-statistic meta:table-count="1" meta:cell-count="2544" meta:object-count="0"/>
  </office:meta>
</office:document-meta>
</file>